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3" style:family="table-cell" style:parent-style-name="Default"/>
    <style:style style:name="ce11" style:family="table-cell" style:parent-style-name="Default">
      <style:table-cell-properties fo:background-color="#afd095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ackground-color="#f6f9d4"/>
    </style:style>
    <style:style style:name="ce14" style:family="table-cell" style:parent-style-name="Default">
      <style:table-cell-properties fo:background-color="#ffe994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">
      <style:table-cell-properties fo:background-color="transparent"/>
    </style:style>
    <style:style style:name="ce9" style:family="table-cell" style:parent-style-name="Default">
      <style:table-cell-properties fo:background-color="#ffe994"/>
    </style:style>
    <style:style style:name="ce10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74pt solid #000000" fo:border-right="none" fo:border-top="0.74pt solid #000000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74pt solid #000000" fo:border-left="0.74pt solid #000000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order-left="none" fo:border-right="0.74pt solid #000000" fo:border-top="none"/>
    </style:style>
    <style:style style:name="ce28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29" style:family="table-cell" style:parent-style-name="Default" style:data-style-name="N11">
      <style:table-cell-properties fo:border-bottom="0.74pt solid #000000" fo:border-left="none" fo:border-right="0.74pt solid #000000" fo:border-top="none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1" style:family="table-cell" style:parent-style-name="Default" style:data-style-name="N104">
      <style:table-cell-properties fo:border-bottom="none" fo:border-left="none" fo:border-right="0.74pt solid #000000" fo:border-top="none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3" style:family="table-cell" style:parent-style-name="Default" style:data-style-name="N104"/>
    <style:style style:name="ce34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seline" table:style-name="ta1">
        <table:table-column table:style-name="co1" table:number-columns-repeated="15" table:default-cell-style-name="Default"/>
        <table:table-row table:style-name="ro1" table:number-rows-repeated="2">
          <table:table-cell/>
          <table:table-cell table:style-name="ce1"/>
          <table:table-cell table:number-columns-repeated="13"/>
        </table:table-row>
        <table:table-row table:style-name="ro1" table:number-rows-repeated="39">
          <table:table-cell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Bots</text:p>
          </table:table-cell>
          <table:covered-table-cell table:number-columns-repeated="7" table:style-name="ce11"/>
          <table:table-cell table:style-name="ce11" table:number-columns-repeated="2"/>
          <table:table-cell table:style-name="ce14" office:value-type="string" calcext:value-type="string" table:number-columns-spanned="4" table:number-rows-spanned="1">
            <office:annotation office:display="true" draw:style-name="gr1" draw:text-style-name="P2" svg:width="1.1413in" svg:height="1.0122in" svg:x="13.5697in" svg:y="6.6984in" draw:caption-point-x="-0.2402in" draw:caption-point-y="0.5945in">
              <dc:date>2023-05-20T00:00:00</dc:date>
              <text:p text:style-name="P1"><text:span text:style-name="T1">This data assumes buying on the first day of the period and holding til the last day.</text:span></text:p>
            </office:annotation>
            <text:p>Reference</text:p>
          </table:table-cell>
          <table:covered-table-cell table:number-columns-repeated="3" table:style-name="ce9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Bravo</text:p>
          </table:table-cell>
          <table:table-cell table:style-name="ce4" office:value-type="string" calcext:value-type="string">
            <text:p>Charlie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Echo</text:p>
          </table:table-cell>
          <table:table-cell table:style-name="ce4" office:value-type="string" calcext:value-type="string">
            <text:p>Foxtrot</text:p>
          </table:table-cell>
          <table:table-cell table:style-name="ce4" office:value-type="string" calcext:value-type="string">
            <text:p>Golf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RoR</text:p>
          </table:table-cell>
          <table:table-cell table:style-name="ce14" office:value-type="string" calcext:value-type="string">
            <text:p>RoR</text:p>
          </table:table-cell>
          <table:table-cell table:style-name="ce14" office:value-type="string" calcext:value-type="string">
            <text:p>start price</text:p>
          </table:table-cell>
          <table:table-cell table:style-name="ce14" office:value-type="string" calcext:value-type="string">
            <text:p>end price</text:p>
          </table:table-cell>
          <table:table-cell table:style-name="ce14" office:value-type="string" calcext:value-type="string">
            <text:p>start shares</text:p>
          </table:table-cell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3" office:value-type="float" office:value="130.36" calcext:value-type="float">
            <text:p>130.36</text:p>
          </table:table-cell>
          <table:table-cell table:style-name="ce3" office:value-type="float" office:value="124.3" calcext:value-type="float">
            <text:p>124.3</text:p>
          </table:table-cell>
          <table:table-cell table:style-name="ce3" office:value-type="float" office:value="99.58" calcext:value-type="float">
            <text:p>99.58</text:p>
          </table:table-cell>
          <table:table-cell table:style-name="ce3" office:value-type="float" office:value="141.25" calcext:value-type="float">
            <text:p>141.25</text:p>
          </table:table-cell>
          <table:table-cell table:style-name="ce3" office:value-type="float" office:value="97.58" calcext:value-type="float">
            <text:p>97.58</text:p>
          </table:table-cell>
          <table:table-cell table:style-name="ce3" office:value-type="float" office:value="118.01" calcext:value-type="float">
            <text:p>118.01</text:p>
          </table:table-cell>
          <table:table-cell table:style-name="ce3" office:value-type="float" office:value="126.47" calcext:value-type="float">
            <text:p>126.47</text:p>
          </table:table-cell>
          <table:table-cell table:style-name="ce3" office:value-type="float" office:value="92.2" calcext:value-type="float">
            <text:p>92.2</text:p>
          </table:table-cell>
          <table:table-cell table:formula="of:=SUM([.B44:.I44])" office:value-type="float" office:value="929.75" calcext:value-type="float">
            <text:p>929.75</text:p>
          </table:table-cell>
          <table:table-cell table:style-name="ce5" table:formula="of:=([.J44]-800)/800" office:value-type="percentage" office:value="0.1621875" calcext:value-type="percentage">
            <text:p>16.22%</text:p>
          </table:table-cell>
          <table:table-cell table:style-name="ce6" table:formula="of:=(([.N44]*[.O44])-800)/800" office:value-type="percentage" office:value="0.370145953021399" calcext:value-type="percentage">
            <text:p>37.01%</text:p>
          </table:table-cell>
          <table:table-cell table:style-name="ce10" office:value-type="float" office:value="314.248993" calcext:value-type="float">
            <text:p>314.248993</text:p>
          </table:table-cell>
          <table:table-cell table:style-name="ce10" office:value-type="float" office:value="430.566986" calcext:value-type="float">
            <text:p>430.566986</text:p>
          </table:table-cell>
          <table:table-cell table:style-name="ce10" table:formula="of:=800/[.M44]" office:value-type="float" office:value="2.54575199227448" calcext:value-type="float">
            <text:p>2.54575199227448</text:p>
          </table:table-cell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3" office:value-type="float" office:value="104.93" calcext:value-type="float">
            <text:p>104.9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7.53" calcext:value-type="float">
            <text:p>97.53</text:p>
          </table:table-cell>
          <table:table-cell table:style-name="ce3" office:value-type="float" office:value="118.9" calcext:value-type="float">
            <text:p>118.9</text:p>
          </table:table-cell>
          <table:table-cell table:style-name="ce3" office:value-type="float" office:value="103.53" calcext:value-type="float">
            <text:p>103.53</text:p>
          </table:table-cell>
          <table:table-cell table:style-name="ce3" office:value-type="float" office:value="105.15" calcext:value-type="float">
            <text:p>105.15</text:p>
          </table:table-cell>
          <table:table-cell table:style-name="ce3" office:value-type="float" office:value="112.26" calcext:value-type="float">
            <text:p>112.26</text:p>
          </table:table-cell>
          <table:table-cell table:style-name="ce3" office:value-type="float" office:value="110.9" calcext:value-type="float">
            <text:p>110.9</text:p>
          </table:table-cell>
          <table:table-cell table:formula="of:=SUM([.B45:.I45])" office:value-type="float" office:value="853.2" calcext:value-type="float">
            <text:p>853.2</text:p>
          </table:table-cell>
          <table:table-cell table:style-name="ce5" table:formula="of:=([.J45]-800)/800" office:value-type="percentage" office:value="0.0665000000000001" calcext:value-type="percentage">
            <text:p>6.65%</text:p>
          </table:table-cell>
          <table:table-cell table:style-name="ce6" table:formula="of:=(([.N45]*[.O45])-800)/800" office:value-type="percentage" office:value="1.21889823895096" calcext:value-type="percentage">
            <text:p>121.89%</text:p>
          </table:table-cell>
          <table:table-cell table:style-name="ce10" office:value-type="float" office:value="434.334015" calcext:value-type="float">
            <text:p>434.334015</text:p>
          </table:table-cell>
          <table:table-cell table:style-name="ce10" office:value-type="float" office:value="963.742981" calcext:value-type="float">
            <text:p>963.742981</text:p>
          </table:table-cell>
          <table:table-cell table:style-name="ce10" table:formula="of:=800/[.M45]" office:value-type="float" office:value="1.84190040929675" calcext:value-type="float">
            <text:p>1.84190040929675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99.88" calcext:value-type="float">
            <text:p>199.88</text:p>
          </table:table-cell>
          <table:table-cell table:style-name="ce3" office:value-type="float" office:value="115.47" calcext:value-type="float">
            <text:p>115.47</text:p>
          </table:table-cell>
          <table:table-cell table:style-name="ce3" office:value-type="float" office:value="133.47" calcext:value-type="float">
            <text:p>133.47</text:p>
          </table:table-cell>
          <table:table-cell table:style-name="ce3" office:value-type="float" office:value="134.3" calcext:value-type="float">
            <text:p>134.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85.83" calcext:value-type="float">
            <text:p>185.83</text:p>
          </table:table-cell>
          <table:table-cell table:formula="of:=SUM([.B46:.I46])" office:value-type="float" office:value="1068.95" calcext:value-type="float">
            <text:p>1068.95</text:p>
          </table:table-cell>
          <table:table-cell table:style-name="ce5" table:formula="of:=([.J46]-800)/800" office:value-type="percentage" office:value="0.3361875" calcext:value-type="percentage">
            <text:p>33.62%</text:p>
          </table:table-cell>
          <table:table-cell table:style-name="ce6" table:formula="of:=(([.N46]*[.O46])-800)/800" office:value-type="percentage" office:value="13.180151975397" calcext:value-type="percentage">
            <text:p>1318.02%</text:p>
          </table:table-cell>
          <table:table-cell table:style-name="ce10" office:value-type="float" office:value="998.325012" calcext:value-type="float">
            <text:p>998.325012</text:p>
          </table:table-cell>
          <table:table-cell table:style-name="ce10" office:value-type="float" office:value="14156.400391" calcext:value-type="float">
            <text:p>14156.400391</text:p>
          </table:table-cell>
          <table:table-cell table:style-name="ce10" table:formula="of:=800/[.M46]" office:value-type="float" office:value="0.801342238633604" calcext:value-type="float">
            <text:p>0.801342238633604</text:p>
          </table:table-cell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3" office:value-type="float" office:value="149.39" calcext:value-type="float">
            <text:p>149.39</text:p>
          </table:table-cell>
          <table:table-cell table:style-name="ce3" office:value-type="float" office:value="99.61" calcext:value-type="float">
            <text:p>99.61</text:p>
          </table:table-cell>
          <table:table-cell table:style-name="ce3" office:value-type="float" office:value="107.77" calcext:value-type="float">
            <text:p>107.77</text:p>
          </table:table-cell>
          <table:table-cell table:style-name="ce3" office:value-type="float" office:value="111.44" calcext:value-type="float">
            <text:p>111.4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30.37" calcext:value-type="float">
            <text:p>130.37</text:p>
          </table:table-cell>
          <table:table-cell table:style-name="ce3" office:value-type="float" office:value="117.89" calcext:value-type="float">
            <text:p>117.89</text:p>
          </table:table-cell>
          <table:table-cell table:style-name="ce3" office:value-type="float" office:value="92.86" calcext:value-type="float">
            <text:p>92.86</text:p>
          </table:table-cell>
          <table:table-cell table:formula="of:=SUM([.B47:.I47])" office:value-type="float" office:value="914.33" calcext:value-type="float">
            <text:p>914.33</text:p>
          </table:table-cell>
          <table:table-cell table:style-name="ce6" table:formula="of:=([.J47]-800)/800" office:value-type="percentage" office:value="0.1429125" calcext:value-type="percentage">
            <text:p>14.29%</text:p>
          </table:table-cell>
          <table:table-cell table:style-name="ce8" table:formula="of:=(([.N47]*[.O47])-800)/800" office:value-type="percentage" office:value="-0.725954047274622" calcext:value-type="percentage">
            <text:p>-72.60%</text:p>
          </table:table-cell>
          <table:table-cell table:style-name="ce10" office:value-type="float" office:value="13657.200195" calcext:value-type="float">
            <text:p>13657.200195</text:p>
          </table:table-cell>
          <table:table-cell table:style-name="ce10" office:value-type="float" office:value="3742.700439" calcext:value-type="float">
            <text:p>3742.700439</text:p>
          </table:table-cell>
          <table:table-cell table:style-name="ce10" table:formula="of:=800/[.M47]" office:value-type="float" office:value="0.0585771599286423" calcext:value-type="float">
            <text:p>0.0585771599286423</text:p>
          </table:table-cell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08.7" calcext:value-type="float">
            <text:p>108.7</text:p>
          </table:table-cell>
          <table:table-cell table:style-name="ce3" office:value-type="float" office:value="108.8" calcext:value-type="float">
            <text:p>108.8</text:p>
          </table:table-cell>
          <table:table-cell table:style-name="ce3" office:value-type="float" office:value="106.85" calcext:value-type="float">
            <text:p>106.85</text:p>
          </table:table-cell>
          <table:table-cell table:style-name="ce3" office:value-type="float" office:value="91.22" calcext:value-type="float">
            <text:p>91.2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5.09" calcext:value-type="float">
            <text:p>115.09</text:p>
          </table:table-cell>
          <table:table-cell table:formula="of:=SUM([.B48:.I48])" office:value-type="float" office:value="830.66" calcext:value-type="float">
            <text:p>830.66</text:p>
          </table:table-cell>
          <table:table-cell table:style-name="ce5" table:formula="of:=([.J48]-800)/800" office:value-type="percentage" office:value="0.038325" calcext:value-type="percentage">
            <text:p>3.83%</text:p>
          </table:table-cell>
          <table:table-cell table:style-name="ce6" table:formula="of:=(([.N48]*[.O48])-800)/800" office:value-type="percentage" office:value="0.871617445354168" calcext:value-type="percentage">
            <text:p>87.16%</text:p>
          </table:table-cell>
          <table:table-cell table:style-name="ce10" office:value-type="float" office:value="3843.52002" calcext:value-type="float">
            <text:p>3843.52002</text:p>
          </table:table-cell>
          <table:table-cell table:style-name="ce10" office:value-type="float" office:value="7193.599121" calcext:value-type="float">
            <text:p>7193.599121</text:p>
          </table:table-cell>
          <table:table-cell table:style-name="ce10" table:formula="of:=800/[.M48]" office:value-type="float" office:value="0.208142534925576" calcext:value-type="float">
            <text:p>0.208142534925576</text:p>
          </table:table-cell>
        </table:table-row>
        <table:table-row table:style-name="ro1">
          <table:table-cell table:style-name="ce1" office:value-type="float" office:value="2020" calcext:value-type="float">
            <text:p>2020</text:p>
          </table:table-cell>
          <table:table-cell table:style-name="ce3" office:value-type="float" office:value="140.43" calcext:value-type="float">
            <text:p>140.4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6.94" calcext:value-type="float">
            <text:p>116.94</text:p>
          </table:table-cell>
          <table:table-cell table:style-name="ce3" office:value-type="float" office:value="121.27" calcext:value-type="float">
            <text:p>121.27</text:p>
          </table:table-cell>
          <table:table-cell table:style-name="ce3" office:value-type="float" office:value="112.57" calcext:value-type="float">
            <text:p>112.57</text:p>
          </table:table-cell>
          <table:table-cell table:style-name="ce3" office:value-type="float" office:value="149.88" calcext:value-type="float">
            <text:p>149.88</text:p>
          </table:table-cell>
          <table:table-cell table:style-name="ce3" office:value-type="float" office:value="124.05" calcext:value-type="float">
            <text:p>124.05</text:p>
          </table:table-cell>
          <table:table-cell table:style-name="ce3" office:value-type="float" office:value="112.78" calcext:value-type="float">
            <text:p>112.78</text:p>
          </table:table-cell>
          <table:table-cell table:formula="of:=SUM([.B49:.I49])" office:value-type="float" office:value="977.92" calcext:value-type="float">
            <text:p>977.92</text:p>
          </table:table-cell>
          <table:table-cell table:style-name="ce5" table:formula="of:=([.J49]-800)/800" office:value-type="percentage" office:value="0.2224" calcext:value-type="percentage">
            <text:p>22.24%</text:p>
          </table:table-cell>
          <table:table-cell table:style-name="ce6" table:formula="of:=(([.N49]*[.O49])-800)/800" office:value-type="percentage" office:value="3.02791924614287" calcext:value-type="percentage">
            <text:p>302.79%</text:p>
          </table:table-cell>
          <table:table-cell table:style-name="ce10" office:value-type="float" office:value="7200.174316" calcext:value-type="float">
            <text:p>7200.174316</text:p>
          </table:table-cell>
          <table:table-cell table:style-name="ce10" office:value-type="float" office:value="29001.720703" calcext:value-type="float">
            <text:p>29001.720703</text:p>
          </table:table-cell>
          <table:table-cell table:style-name="ce10" table:formula="of:=800/[.M49]" office:value-type="float" office:value="0.111108421114509" calcext:value-type="float">
            <text:p>0.111108421114509</text:p>
          </table:table-cell>
        </table:table-row>
        <table:table-row table:style-name="ro1">
          <table:table-cell table:style-name="ce1" office:value-type="float" office:value="2021" calcext:value-type="float">
            <text:p>202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26.12" calcext:value-type="float">
            <text:p>126.12</text:p>
          </table:table-cell>
          <table:table-cell table:style-name="ce3" office:value-type="float" office:value="93.7" calcext:value-type="float">
            <text:p>93.7</text:p>
          </table:table-cell>
          <table:table-cell table:style-name="ce3" office:value-type="float" office:value="89.68" calcext:value-type="float">
            <text:p>89.68</text:p>
          </table:table-cell>
          <table:table-cell table:style-name="ce3" office:value-type="float" office:value="120.18" calcext:value-type="float">
            <text:p>120.18</text:p>
          </table:table-cell>
          <table:table-cell table:style-name="ce3" office:value-type="float" office:value="116.08" calcext:value-type="float">
            <text:p>116.08</text:p>
          </table:table-cell>
          <table:table-cell table:style-name="ce3" office:value-type="float" office:value="102.07" calcext:value-type="float">
            <text:p>102.07</text:p>
          </table:table-cell>
          <table:table-cell table:style-name="ce3" office:value-type="float" office:value="99.73" calcext:value-type="float">
            <text:p>99.73</text:p>
          </table:table-cell>
          <table:table-cell table:formula="of:=SUM([.B50:.I50])" office:value-type="float" office:value="832.56" calcext:value-type="float">
            <text:p>832.56</text:p>
          </table:table-cell>
          <table:table-cell table:style-name="ce5" table:formula="of:=([.J50]-800)/800" office:value-type="percentage" office:value="0.0407000000000001" calcext:value-type="percentage">
            <text:p>4.07%</text:p>
          </table:table-cell>
          <table:table-cell table:style-name="ce6" table:formula="of:=(([.N50]*[.O50])-800)/800" office:value-type="percentage" office:value="0.576435117878682" calcext:value-type="percentage">
            <text:p>57.64%</text:p>
          </table:table-cell>
          <table:table-cell table:style-name="ce10" office:value-type="float" office:value="29374.152344" calcext:value-type="float">
            <text:p>29374.152344</text:p>
          </table:table-cell>
          <table:table-cell table:style-name="ce10" office:value-type="float" office:value="46306.445313" calcext:value-type="float">
            <text:p>46306.445313</text:p>
          </table:table-cell>
          <table:table-cell table:style-name="ce10" table:formula="of:=800/[.M50]" office:value-type="float" office:value="0.0272348284515999" calcext:value-type="float">
            <text:p>0.0272348284515999</text:p>
          </table:table-cell>
        </table:table-row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3" office:value-type="float" office:value="121.1" calcext:value-type="float">
            <text:p>121.1</text:p>
          </table:table-cell>
          <table:table-cell table:style-name="ce3" office:value-type="float" office:value="108.9" calcext:value-type="float">
            <text:p>108.9</text:p>
          </table:table-cell>
          <table:table-cell table:style-name="ce3" office:value-type="float" office:value="162.18" calcext:value-type="float">
            <text:p>162.18</text:p>
          </table:table-cell>
          <table:table-cell table:style-name="ce3" office:value-type="float" office:value="96.85" calcext:value-type="float">
            <text:p>96.85</text:p>
          </table:table-cell>
          <table:table-cell table:style-name="ce3" office:value-type="float" office:value="136.65" calcext:value-type="float">
            <text:p>136.65</text:p>
          </table:table-cell>
          <table:table-cell table:style-name="ce3" office:value-type="float" office:value="129.77" calcext:value-type="float">
            <text:p>129.77</text:p>
          </table:table-cell>
          <table:table-cell table:style-name="ce3" office:value-type="float" office:value="105.18" calcext:value-type="float">
            <text:p>105.18</text:p>
          </table:table-cell>
          <table:table-cell table:style-name="ce3" office:value-type="float" office:value="164.12" calcext:value-type="float">
            <text:p>164.12</text:p>
          </table:table-cell>
          <table:table-cell table:formula="of:=SUM([.B51:.I51])" office:value-type="float" office:value="1024.75" calcext:value-type="float">
            <text:p>1024.75</text:p>
          </table:table-cell>
          <table:table-cell table:style-name="ce6" table:formula="of:=([.J51]-800)/800" office:value-type="percentage" office:value="0.2809375" calcext:value-type="percentage">
            <text:p>28.09%</text:p>
          </table:table-cell>
          <table:table-cell table:style-name="ce8" table:formula="of:=(([.N51]*[.O51])-800)/800" office:value-type="percentage" office:value="-0.0879044702773197" calcext:value-type="percentage">
            <text:p>-8.79%</text:p>
          </table:table-cell>
          <table:table-cell table:style-name="ce10" office:value-type="float" office:value="29862.917969" calcext:value-type="float">
            <text:p>29862.917969</text:p>
          </table:table-cell>
          <table:table-cell table:style-name="ce10" office:value-type="float" office:value="27237.833984" calcext:value-type="float">
            <text:p>27237.833984</text:p>
          </table:table-cell>
          <table:table-cell table:style-name="ce10" table:formula="of:=800/[.M51]" office:value-type="float" office:value="0.0267890767014282" calcext:value-type="float">
            <text:p>0.0267890767014282</text:p>
          </table:table-cell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3" office:value-type="float" office:value="89.52" calcext:value-type="float">
            <text:p>89.52</text:p>
          </table:table-cell>
          <table:table-cell table:style-name="ce3" office:value-type="float" office:value="100.56" calcext:value-type="float">
            <text:p>100.56</text:p>
          </table:table-cell>
          <table:table-cell table:style-name="ce3" office:value-type="float" office:value="68.87" calcext:value-type="float">
            <text:p>68.87</text:p>
          </table:table-cell>
          <table:table-cell table:style-name="ce3" office:value-type="float" office:value="54.02" calcext:value-type="float">
            <text:p>54.02</text:p>
          </table:table-cell>
          <table:table-cell table:style-name="ce3" office:value-type="float" office:value="54.21" calcext:value-type="float">
            <text:p>54.21</text:p>
          </table:table-cell>
          <table:table-cell table:style-name="ce3" office:value-type="float" office:value="81.81" calcext:value-type="float">
            <text:p>81.81</text:p>
          </table:table-cell>
          <table:table-cell table:style-name="ce3" office:value-type="float" office:value="84.02" calcext:value-type="float">
            <text:p>84.02</text:p>
          </table:table-cell>
          <table:table-cell table:style-name="ce3" office:value-type="float" office:value="50.61" calcext:value-type="float">
            <text:p>50.61</text:p>
          </table:table-cell>
          <table:table-cell table:formula="of:=SUM([.B52:.I52])" office:value-type="float" office:value="583.62" calcext:value-type="float">
            <text:p>583.62</text:p>
          </table:table-cell>
          <table:table-cell table:style-name="ce5" table:formula="of:=([.J52]-800)/800" office:value-type="percentage" office:value="-0.270475" calcext:value-type="percentage">
            <text:p>-27.05%</text:p>
          </table:table-cell>
          <table:table-cell table:style-name="ce6" table:formula="of:=(([.N52]*[.O52])-800)/800" office:value-type="percentage" office:value="58.6093615997489" calcext:value-type="percentage">
            <text:p>5860.94%</text:p>
          </table:table-cell>
          <table:table-cell table:style-name="ce10" office:value-type="float" office:value="457.334015" calcext:value-type="float">
            <text:p>457.334015</text:p>
          </table:table-cell>
          <table:table-cell table:style-name="ce10" office:value-type="float" office:value="27261.388672" calcext:value-type="float">
            <text:p>27261.388672</text:p>
          </table:table-cell>
          <table:table-cell table:style-name="ce10" table:formula="of:=800/[.M52]" office:value-type="float" office:value="1.74926852969815" calcext:value-type="float">
            <text:p>1.74926852969815</text:p>
          </table:table-cell>
        </table:table-row>
        <calcext:conditional-formats>
          <calcext:conditional-format calcext:target-range-address="Baseline.B44:Baseline.I52">
            <calcext:condition calcext:apply-style-name="Good" calcext:value="top-percent(10)" calcext:base-cell-address="Baseline.B44"/>
          </calcext:conditional-format>
          <calcext:conditional-format calcext:target-range-address="Baseline.B44:Baseline.I52">
            <calcext:condition calcext:apply-style-name="Bad" calcext:value="&lt;100" calcext:base-cell-address="Baseline.B44"/>
          </calcext:conditional-format>
        </calcext:conditional-formats>
      </table:table>
      <table:table table:name="Add Standard Deviation" table:style-name="ta1">
        <table:table-column table:style-name="co1" table:number-columns-repeated="15" table:default-cell-style-name="Default"/>
        <table:table-row table:style-name="ro1" table:number-rows-repeated="21">
          <table:table-cell table:number-columns-repeated="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table:formula="of:=AVERAGE([.B22:.B29])" office:value-type="float" office:value="25.25" calcext:value-type="float">
            <text:p>25.25</text:p>
          </table:table-cell>
          <table:table-cell table:formula="of:=AVERAGE([.C22:.C29])" office:value-type="float" office:value="10.875" calcext:value-type="float">
            <text:p>10.875</text:p>
          </table:table-cell>
          <table:table-cell table:formula="of:=AVERAGE([.D22:.D29])" office:value-type="float" office:value="1.4375" calcext:value-type="float">
            <text:p>1.4375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Down Years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table:style-name="ce18" office:value-type="string" calcext:value-type="string" table:number-columns-spanned="3" table:number-rows-spanned="1">
            <text:p>Portfolio</text:p>
          </table:table-cell>
          <table:covered-table-cell table:number-columns-repeated="2" table:style-name="ce11"/>
          <table:table-cell table:style-name="ce14" office:value-type="string" calcext:value-type="string">
            <office:annotation draw:style-name="gr1" draw:text-style-name="P2" svg:width="1.1413in" svg:height="1.0122in" svg:x="10.9028in" svg:y="5.0984in" draw:caption-point-x="-0.2402in" draw:caption-point-y="0.5945in">
              <dc:date>2023-05-20T00:00:00</dc:date>
              <text:p text:style-name="P3"><text:span text:style-name="T1">This data assumes buying on the first day of the period and holding til the last day.</text:span></text:p>
            </office:annotation>
            <text:p>Reference</text:p>
          </table:table-cell>
          <table:table-cell table:style-name="ce9" table:number-columns-repeated="3"/>
        </table:table-row>
        <table:table-row table:style-name="ro1">
          <table:table-cell table:number-columns-repeated="8"/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RoR</text:p>
          </table:table-cell>
          <table:table-cell table:style-name="ce14" office:value-type="string" calcext:value-type="string">
            <text:p>RoR</text:p>
          </table:table-cell>
          <table:table-cell table:style-name="ce14" office:value-type="string" calcext:value-type="string">
            <text:p>start price</text:p>
          </table:table-cell>
          <table:table-cell table:style-name="ce14" office:value-type="string" calcext:value-type="string">
            <text:p>end price</text:p>
          </table:table-cell>
          <table:table-cell table:style-name="ce14" office:value-type="string" calcext:value-type="string">
            <text:p>start shares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down_A</text:p>
          </table:table-cell>
          <table:table-cell office:value-type="float" office:value="739.77" calcext:value-type="float">
            <text:p>739.77</text:p>
          </table:table-cell>
          <table:table-cell table:style-name="ce5" table:formula="of:=([.J35]-800)/800" office:value-type="percentage" office:value="-0.0752875" calcext:value-type="percentage">
            <text:p>-7.53%</text:p>
          </table:table-cell>
          <table:table-cell table:style-name="ce8" table:formula="of:=(([.N35]*[.O35])-800)/800" office:value-type="percentage" office:value="-0.331333855009961" calcext:value-type="percentage">
            <text:p>-33.13%</text:p>
          </table:table-cell>
          <table:table-cell table:style-name="ce10" office:value-type="float" office:value="51206.69" calcext:value-type="float">
            <text:p>51206.69</text:p>
          </table:table-cell>
          <table:table-cell table:style-name="ce10" office:value-type="float" office:value="34240.18" calcext:value-type="float">
            <text:p>34240.18</text:p>
          </table:table-cell>
          <table:table-cell table:style-name="ce10" table:formula="of:=800/[.M35]" office:value-type="float" office:value="0.0156229586407557" calcext:value-type="float">
            <text:p>0.0156229586407557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down_B</text:p>
          </table:table-cell>
          <table:table-cell office:value-type="float" office:value="549.74" calcext:value-type="float">
            <text:p>549.74</text:p>
          </table:table-cell>
          <table:table-cell table:style-name="ce5" table:formula="of:=([.J36]-800)/800" office:value-type="percentage" office:value="-0.312825" calcext:value-type="percentage">
            <text:p>-31.28%</text:p>
          </table:table-cell>
          <table:table-cell table:style-name="ce8" table:formula="of:=(([.N36]*[.O36])-800)/800" office:value-type="percentage" office:value="-0.734047320747018" calcext:value-type="percentage">
            <text:p>-73.40%</text:p>
          </table:table-cell>
          <table:table-cell table:style-name="ce10" office:value-type="float" office:value="63326.98" calcext:value-type="float">
            <text:p>63326.98</text:p>
          </table:table-cell>
          <table:table-cell table:style-name="ce10" office:value-type="float" office:value="16841.98" calcext:value-type="float">
            <text:p>16841.98</text:p>
          </table:table-cell>
          <table:table-cell table:style-name="ce10" table:formula="of:=800/[.M36]" office:value-type="float" office:value="0.0126328462213104" calcext:value-type="float">
            <text:p>0.0126328462213104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Year-Specific Algorithms</text:p>
          </table:table-cell>
          <table:table-cell table:number-columns-repeated="7"/>
          <table:table-cell office:value-type="string" calcext:value-type="string">
            <text:p>Testing portfolio consisting of all year specific algorithms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8" office:value-type="string" calcext:value-type="string" table:number-columns-spanned="3" table:number-rows-spanned="1">
            <text:p>Year Specific Algorithms</text:p>
          </table:table-cell>
          <table:covered-table-cell table:number-columns-repeated="2" table:style-name="ce11"/>
          <table:table-cell table:style-name="ce14" office:value-type="string" calcext:value-type="string">
            <office:annotation draw:style-name="gr1" draw:text-style-name="P2" svg:width="1.1413in" svg:height="1.0122in" svg:x="3.7917in" svg:y="6.6984in" draw:caption-point-x="-0.2402in" draw:caption-point-y="0.5945in">
              <dc:date>2023-05-20T00:00:00</dc:date>
              <text:p text:style-name="P1"><text:span text:style-name="T1">This data </text:span><text:span text:style-name="T1">assumes buying </text:span><text:span text:style-name="T1">on the first day of </text:span><text:span text:style-name="T1">the period and </text:span><text:span text:style-name="T1">holding til the last </text:span><text:span text:style-name="T1">day.</text:span></text:p>
            </office:annotation>
            <text:p>Reference</text:p>
          </table:table-cell>
          <table:table-cell table:style-name="ce9" table:number-columns-repeated="3"/>
          <table:table-cell/>
          <table:table-cell table:style-name="ce18" office:value-type="string" calcext:value-type="string" table:number-columns-spanned="3" table:number-rows-spanned="1">
            <text:p>Portfolio</text:p>
          </table:table-cell>
          <table:covered-table-cell table:number-columns-repeated="2" table:style-name="ce11"/>
          <table:table-cell table:style-name="ce14" office:value-type="string" calcext:value-type="string">
            <office:annotation draw:style-name="gr1" draw:text-style-name="P2" svg:width="1.1413in" svg:height="1.0122in" svg:x="10.9028in" svg:y="6.6984in" draw:caption-point-x="-0.2402in" draw:caption-point-y="0.5945in">
              <dc:date>2023-05-20T00:00:00</dc:date>
              <text:p text:style-name="P3"><text:span text:style-name="T1">This data </text:span><text:span text:style-name="T1">assumes buying </text:span><text:span text:style-name="T1">on the first day of </text:span><text:span text:style-name="T1">the period and </text:span><text:span text:style-name="T1">holding til the last </text:span><text:span text:style-name="T1">day.</text:span></text:p>
            </office:annotation>
            <text:p>Reference</text:p>
          </table:table-cell>
          <table:table-cell table:style-name="ce9" table:number-columns-repeated="3"/>
        </table:table-row>
        <table:table-row table:style-name="ro1"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RoR</text:p>
          </table:table-cell>
          <table:table-cell table:style-name="ce14" office:value-type="string" calcext:value-type="string">
            <text:p>RoR</text:p>
          </table:table-cell>
          <table:table-cell table:style-name="ce14" office:value-type="string" calcext:value-type="string">
            <text:p>start price</text:p>
          </table:table-cell>
          <table:table-cell table:style-name="ce14" office:value-type="string" calcext:value-type="string">
            <text:p>end price</text:p>
          </table:table-cell>
          <table:table-cell table:style-name="ce14" office:value-type="string" calcext:value-type="string">
            <text:p>start shares</text:p>
          </table:table-cell>
          <table:table-cell/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RoR</text:p>
          </table:table-cell>
          <table:table-cell table:style-name="ce14" office:value-type="string" calcext:value-type="string">
            <text:p>RoR</text:p>
          </table:table-cell>
          <table:table-cell table:style-name="ce14" office:value-type="string" calcext:value-type="string">
            <text:p>start price</text:p>
          </table:table-cell>
          <table:table-cell table:style-name="ce14" office:value-type="string" calcext:value-type="string">
            <text:p>end price</text:p>
          </table:table-cell>
          <table:table-cell table:style-name="ce14" office:value-type="string" calcext:value-type="string">
            <text:p>start shares</text:p>
          </table:table-cell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office:value-type="float" office:value="249.95" calcext:value-type="float">
            <text:p>249.95</text:p>
          </table:table-cell>
          <table:table-cell table:style-name="ce5" table:formula="of:=([.B44]-100)/100" office:value-type="percentage" office:value="1.4995" calcext:value-type="percentage">
            <text:p>149.95%</text:p>
          </table:table-cell>
          <table:table-cell table:style-name="ce8" table:formula="of:=(([.F44]*[.G44])-800)/800" office:value-type="percentage" office:value="0.370145953021399" calcext:value-type="percentage">
            <text:p>37.01%</text:p>
          </table:table-cell>
          <table:table-cell table:style-name="ce10" office:value-type="float" office:value="314.248993" calcext:value-type="float">
            <text:p>314.248993</text:p>
          </table:table-cell>
          <table:table-cell table:style-name="ce10" office:value-type="float" office:value="430.566986" calcext:value-type="float">
            <text:p>430.566986</text:p>
          </table:table-cell>
          <table:table-cell table:style-name="ce10" table:formula="of:=800/[.E44]" office:value-type="float" office:value="2.54575199227448" calcext:value-type="float">
            <text:p>2.54575199227448</text:p>
          </table:table-cell>
          <table:table-cell/>
          <table:table-cell table:style-name="ce1" office:value-type="float" office:value="2015" calcext:value-type="float">
            <text:p>2015</text:p>
          </table:table-cell>
          <table:table-cell office:value-type="float" office:value="1104" calcext:value-type="float">
            <text:p>1104</text:p>
          </table:table-cell>
          <table:table-cell table:style-name="ce5" table:formula="of:=([.J44]-800)/800" office:value-type="percentage" office:value="0.38" calcext:value-type="percentage">
            <text:p>38.00%</text:p>
          </table:table-cell>
          <table:table-cell table:style-name="ce8" table:formula="of:=(([.N44]*[.O44])-800)/800" office:value-type="percentage" office:value="0.370145953021399" calcext:value-type="percentage">
            <text:p>37.01%</text:p>
          </table:table-cell>
          <table:table-cell table:style-name="ce10" office:value-type="float" office:value="314.248993" calcext:value-type="float">
            <text:p>314.248993</text:p>
          </table:table-cell>
          <table:table-cell table:style-name="ce10" office:value-type="float" office:value="430.566986" calcext:value-type="float">
            <text:p>430.566986</text:p>
          </table:table-cell>
          <table:table-cell table:style-name="ce10" table:formula="of:=800/[.M44]" office:value-type="float" office:value="2.54575199227448" calcext:value-type="float">
            <text:p>2.54575199227448</text:p>
          </table:table-cell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office:value-type="float" office:value="252.09" calcext:value-type="float">
            <text:p>252.09</text:p>
          </table:table-cell>
          <table:table-cell table:style-name="ce5" table:formula="of:=([.B45]-100)/100" office:value-type="percentage" office:value="1.5209" calcext:value-type="percentage">
            <text:p>152.09%</text:p>
          </table:table-cell>
          <table:table-cell table:style-name="ce8" table:formula="of:=(([.F45]*[.G45])-800)/800" office:value-type="percentage" office:value="1.21889823895096" calcext:value-type="percentage">
            <text:p>121.89%</text:p>
          </table:table-cell>
          <table:table-cell table:style-name="ce10" office:value-type="float" office:value="434.334015" calcext:value-type="float">
            <text:p>434.334015</text:p>
          </table:table-cell>
          <table:table-cell table:style-name="ce10" office:value-type="float" office:value="963.742981" calcext:value-type="float">
            <text:p>963.742981</text:p>
          </table:table-cell>
          <table:table-cell table:style-name="ce10" table:formula="of:=800/[.E45]" office:value-type="float" office:value="1.84190040929675" calcext:value-type="float">
            <text:p>1.84190040929675</text:p>
          </table:table-cell>
          <table:table-cell/>
          <table:table-cell table:style-name="ce1" office:value-type="float" office:value="2016" calcext:value-type="float">
            <text:p>2016</text:p>
          </table:table-cell>
          <table:table-cell office:value-type="float" office:value="1124" calcext:value-type="float">
            <text:p>1124</text:p>
          </table:table-cell>
          <table:table-cell table:style-name="ce5" table:formula="of:=([.J45]-800)/800" office:value-type="percentage" office:value="0.405" calcext:value-type="percentage">
            <text:p>40.50%</text:p>
          </table:table-cell>
          <table:table-cell table:style-name="ce8" table:formula="of:=(([.N45]*[.O45])-800)/800" office:value-type="percentage" office:value="1.21889823895096" calcext:value-type="percentage">
            <text:p>121.89%</text:p>
          </table:table-cell>
          <table:table-cell table:style-name="ce10" office:value-type="float" office:value="434.334015" calcext:value-type="float">
            <text:p>434.334015</text:p>
          </table:table-cell>
          <table:table-cell table:style-name="ce10" office:value-type="float" office:value="963.742981" calcext:value-type="float">
            <text:p>963.742981</text:p>
          </table:table-cell>
          <table:table-cell table:style-name="ce10" table:formula="of:=800/[.M45]" office:value-type="float" office:value="1.84190040929675" calcext:value-type="float">
            <text:p>1.84190040929675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office:value-type="float" office:value="1539.58" calcext:value-type="float">
            <text:p>1539.58</text:p>
          </table:table-cell>
          <table:table-cell table:style-name="ce5" table:formula="of:=([.B46]-100)/100" office:value-type="percentage" office:value="14.3958" calcext:value-type="percentage">
            <text:p>1439.58%</text:p>
          </table:table-cell>
          <table:table-cell table:style-name="ce8" table:formula="of:=(([.F46]*[.G46])-800)/800" office:value-type="percentage" office:value="13.180151975397" calcext:value-type="percentage">
            <text:p>1318.02%</text:p>
          </table:table-cell>
          <table:table-cell table:style-name="ce10" office:value-type="float" office:value="998.325012" calcext:value-type="float">
            <text:p>998.325012</text:p>
          </table:table-cell>
          <table:table-cell table:style-name="ce10" office:value-type="float" office:value="14156.400391" calcext:value-type="float">
            <text:p>14156.400391</text:p>
          </table:table-cell>
          <table:table-cell table:style-name="ce10" table:formula="of:=800/[.E46]" office:value-type="float" office:value="0.801342238633604" calcext:value-type="float">
            <text:p>0.801342238633604</text:p>
          </table:table-cell>
          <table:table-cell/>
          <table:table-cell table:style-name="ce1" office:value-type="float" office:value="2017" calcext:value-type="float">
            <text:p>2017</text:p>
          </table:table-cell>
          <table:table-cell office:value-type="float" office:value="2959" calcext:value-type="float">
            <text:p>2959</text:p>
          </table:table-cell>
          <table:table-cell table:style-name="ce5" table:formula="of:=([.J46]-800)/800" office:value-type="percentage" office:value="2.69875" calcext:value-type="percentage">
            <text:p>269.88%</text:p>
          </table:table-cell>
          <table:table-cell table:style-name="ce8" table:formula="of:=(([.N46]*[.O46])-800)/800" office:value-type="percentage" office:value="13.180151975397" calcext:value-type="percentage">
            <text:p>1318.02%</text:p>
          </table:table-cell>
          <table:table-cell table:style-name="ce10" office:value-type="float" office:value="998.325012" calcext:value-type="float">
            <text:p>998.325012</text:p>
          </table:table-cell>
          <table:table-cell table:style-name="ce10" office:value-type="float" office:value="14156.400391" calcext:value-type="float">
            <text:p>14156.400391</text:p>
          </table:table-cell>
          <table:table-cell table:style-name="ce10" table:formula="of:=800/[.M46]" office:value-type="float" office:value="0.801342238633604" calcext:value-type="float">
            <text:p>0.801342238633604</text:p>
          </table:table-cell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office:value-type="float" office:value="195.79" calcext:value-type="float">
            <text:p>195.79</text:p>
          </table:table-cell>
          <table:table-cell table:style-name="ce5" table:formula="of:=([.B47]-100)/100" office:value-type="percentage" office:value="0.9579" calcext:value-type="percentage">
            <text:p>95.79%</text:p>
          </table:table-cell>
          <table:table-cell table:style-name="ce8" table:formula="of:=(([.F47]*[.G47])-800)/800" office:value-type="percentage" office:value="-0.725954047274622" calcext:value-type="percentage">
            <text:p>-72.60%</text:p>
          </table:table-cell>
          <table:table-cell table:style-name="ce10" office:value-type="float" office:value="13657.200195" calcext:value-type="float">
            <text:p>13657.200195</text:p>
          </table:table-cell>
          <table:table-cell table:style-name="ce10" office:value-type="float" office:value="3742.700439" calcext:value-type="float">
            <text:p>3742.700439</text:p>
          </table:table-cell>
          <table:table-cell table:style-name="ce10" table:formula="of:=800/[.E47]" office:value-type="float" office:value="0.0585771599286423" calcext:value-type="float">
            <text:p>0.0585771599286423</text:p>
          </table:table-cell>
          <table:table-cell/>
          <table:table-cell table:style-name="ce1" office:value-type="float" office:value="2018" calcext:value-type="float">
            <text:p>2018</text:p>
          </table:table-cell>
          <table:table-cell office:value-type="float" office:value="685" calcext:value-type="float">
            <text:p>685</text:p>
          </table:table-cell>
          <table:table-cell table:style-name="ce5" table:formula="of:=([.J47]-800)/800" office:value-type="percentage" office:value="-0.14375" calcext:value-type="percentage">
            <text:p>-14.38%</text:p>
          </table:table-cell>
          <table:table-cell table:style-name="ce8" table:formula="of:=(([.N47]*[.O47])-800)/800" office:value-type="percentage" office:value="-0.725954047274622" calcext:value-type="percentage">
            <text:p>-72.60%</text:p>
          </table:table-cell>
          <table:table-cell table:style-name="ce10" office:value-type="float" office:value="13657.200195" calcext:value-type="float">
            <text:p>13657.200195</text:p>
          </table:table-cell>
          <table:table-cell table:style-name="ce10" office:value-type="float" office:value="3742.700439" calcext:value-type="float">
            <text:p>3742.700439</text:p>
          </table:table-cell>
          <table:table-cell table:style-name="ce10" table:formula="of:=800/[.M47]" office:value-type="float" office:value="0.0585771599286423" calcext:value-type="float">
            <text:p>0.0585771599286423</text:p>
          </table:table-cell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office:value-type="float" office:value="206.35" calcext:value-type="float">
            <text:p>206.35</text:p>
          </table:table-cell>
          <table:table-cell table:style-name="ce5" table:formula="of:=([.B48]-100)/100" office:value-type="percentage" office:value="1.0635" calcext:value-type="percentage">
            <text:p>106.35%</text:p>
          </table:table-cell>
          <table:table-cell table:style-name="ce8" table:formula="of:=(([.F48]*[.G48])-800)/800" office:value-type="percentage" office:value="0.871617445354168" calcext:value-type="percentage">
            <text:p>87.16%</text:p>
          </table:table-cell>
          <table:table-cell table:style-name="ce10" office:value-type="float" office:value="3843.52002" calcext:value-type="float">
            <text:p>3843.52002</text:p>
          </table:table-cell>
          <table:table-cell table:style-name="ce10" office:value-type="float" office:value="7193.599121" calcext:value-type="float">
            <text:p>7193.599121</text:p>
          </table:table-cell>
          <table:table-cell table:style-name="ce10" table:formula="of:=800/[.E48]" office:value-type="float" office:value="0.208142534925576" calcext:value-type="float">
            <text:p>0.208142534925576</text:p>
          </table:table-cell>
          <table:table-cell/>
          <table:table-cell table:style-name="ce1" office:value-type="float" office:value="2019" calcext:value-type="float">
            <text:p>2019</text:p>
          </table:table-cell>
          <table:table-cell office:value-type="float" office:value="1012" calcext:value-type="float">
            <text:p>1012</text:p>
          </table:table-cell>
          <table:table-cell table:style-name="ce5" table:formula="of:=([.J48]-800)/800" office:value-type="percentage" office:value="0.265" calcext:value-type="percentage">
            <text:p>26.50%</text:p>
          </table:table-cell>
          <table:table-cell table:style-name="ce8" table:formula="of:=(([.N48]*[.O48])-800)/800" office:value-type="percentage" office:value="0.871617445354168" calcext:value-type="percentage">
            <text:p>87.16%</text:p>
          </table:table-cell>
          <table:table-cell table:style-name="ce10" office:value-type="float" office:value="3843.52002" calcext:value-type="float">
            <text:p>3843.52002</text:p>
          </table:table-cell>
          <table:table-cell table:style-name="ce10" office:value-type="float" office:value="7193.599121" calcext:value-type="float">
            <text:p>7193.599121</text:p>
          </table:table-cell>
          <table:table-cell table:style-name="ce10" table:formula="of:=800/[.M48]" office:value-type="float" office:value="0.208142534925576" calcext:value-type="float">
            <text:p>0.208142534925576</text:p>
          </table:table-cell>
        </table:table-row>
        <table:table-row table:style-name="ro1">
          <table:table-cell table:style-name="ce1" office:value-type="float" office:value="2020" calcext:value-type="float">
            <text:p>2020</text:p>
          </table:table-cell>
          <table:table-cell office:value-type="float" office:value="508.52" calcext:value-type="float">
            <text:p>508.52</text:p>
          </table:table-cell>
          <table:table-cell table:style-name="ce5" table:formula="of:=([.B49]-100)/100" office:value-type="percentage" office:value="4.0852" calcext:value-type="percentage">
            <text:p>408.52%</text:p>
          </table:table-cell>
          <table:table-cell table:style-name="ce8" table:formula="of:=(([.F49]*[.G49])-800)/800" office:value-type="percentage" office:value="3.02791924614287" calcext:value-type="percentage">
            <text:p>302.79%</text:p>
          </table:table-cell>
          <table:table-cell table:style-name="ce10" office:value-type="float" office:value="7200.174316" calcext:value-type="float">
            <text:p>7200.174316</text:p>
          </table:table-cell>
          <table:table-cell table:style-name="ce10" office:value-type="float" office:value="29001.720703" calcext:value-type="float">
            <text:p>29001.720703</text:p>
          </table:table-cell>
          <table:table-cell table:style-name="ce10" table:formula="of:=800/[.E49]" office:value-type="float" office:value="0.111108421114509" calcext:value-type="float">
            <text:p>0.111108421114509</text:p>
          </table:table-cell>
          <table:table-cell/>
          <table:table-cell table:style-name="ce1" office:value-type="float" office:value="2020" calcext:value-type="float">
            <text:p>2020</text:p>
          </table:table-cell>
          <table:table-cell office:value-type="float" office:value="1450" calcext:value-type="float">
            <text:p>1450</text:p>
          </table:table-cell>
          <table:table-cell table:style-name="ce5" table:formula="of:=([.J49]-800)/800" office:value-type="percentage" office:value="0.8125" calcext:value-type="percentage">
            <text:p>81.25%</text:p>
          </table:table-cell>
          <table:table-cell table:style-name="ce8" table:formula="of:=(([.N49]*[.O49])-800)/800" office:value-type="percentage" office:value="3.02791924614287" calcext:value-type="percentage">
            <text:p>302.79%</text:p>
          </table:table-cell>
          <table:table-cell table:style-name="ce10" office:value-type="float" office:value="7200.174316" calcext:value-type="float">
            <text:p>7200.174316</text:p>
          </table:table-cell>
          <table:table-cell table:style-name="ce10" office:value-type="float" office:value="29001.720703" calcext:value-type="float">
            <text:p>29001.720703</text:p>
          </table:table-cell>
          <table:table-cell table:style-name="ce10" table:formula="of:=800/[.M49]" office:value-type="float" office:value="0.111108421114509" calcext:value-type="float">
            <text:p>0.111108421114509</text:p>
          </table:table-cell>
        </table:table-row>
        <table:table-row table:style-name="ro1">
          <table:table-cell table:style-name="ce1" office:value-type="float" office:value="2021" calcext:value-type="float">
            <text:p>2021</text:p>
          </table:table-cell>
          <table:table-cell office:value-type="float" office:value="245.29" calcext:value-type="float">
            <text:p>245.29</text:p>
          </table:table-cell>
          <table:table-cell table:style-name="ce5" table:formula="of:=([.B50]-100)/100" office:value-type="percentage" office:value="1.4529" calcext:value-type="percentage">
            <text:p>145.29%</text:p>
          </table:table-cell>
          <table:table-cell table:style-name="ce8" table:formula="of:=(([.F50]*[.G50])-800)/800" office:value-type="percentage" office:value="0.576435117878682" calcext:value-type="percentage">
            <text:p>57.64%</text:p>
          </table:table-cell>
          <table:table-cell table:style-name="ce10" office:value-type="float" office:value="29374.152344" calcext:value-type="float">
            <text:p>29374.152344</text:p>
          </table:table-cell>
          <table:table-cell table:style-name="ce10" office:value-type="float" office:value="46306.445313" calcext:value-type="float">
            <text:p>46306.445313</text:p>
          </table:table-cell>
          <table:table-cell table:style-name="ce10" table:formula="of:=800/[.E50]" office:value-type="float" office:value="0.0272348284515999" calcext:value-type="float">
            <text:p>0.0272348284515999</text:p>
          </table:table-cell>
          <table:table-cell/>
          <table:table-cell table:style-name="ce1" office:value-type="float" office:value="2021" calcext:value-type="float">
            <text:p>2021</text:p>
          </table:table-cell>
          <table:table-cell office:value-type="float" office:value="919" calcext:value-type="float">
            <text:p>919</text:p>
          </table:table-cell>
          <table:table-cell table:style-name="ce5" table:formula="of:=([.J50]-800)/800" office:value-type="percentage" office:value="0.14875" calcext:value-type="percentage">
            <text:p>14.88%</text:p>
          </table:table-cell>
          <table:table-cell table:style-name="ce8" table:formula="of:=(([.N50]*[.O50])-800)/800" office:value-type="percentage" office:value="0.576435117878682" calcext:value-type="percentage">
            <text:p>57.64%</text:p>
          </table:table-cell>
          <table:table-cell table:style-name="ce10" office:value-type="float" office:value="29374.152344" calcext:value-type="float">
            <text:p>29374.152344</text:p>
          </table:table-cell>
          <table:table-cell table:style-name="ce10" office:value-type="float" office:value="46306.445313" calcext:value-type="float">
            <text:p>46306.445313</text:p>
          </table:table-cell>
          <table:table-cell table:style-name="ce10" table:formula="of:=800/[.M50]" office:value-type="float" office:value="0.0272348284515999" calcext:value-type="float">
            <text:p>0.0272348284515999</text:p>
          </table:table-cell>
        </table:table-row>
        <table:table-row table:style-name="ro1">
          <table:table-cell table:style-name="ce1" office:value-type="float" office:value="2022" calcext:value-type="float">
            <text:p>2022</text:p>
          </table:table-cell>
          <table:table-cell office:value-type="float" office:value="229.12" calcext:value-type="float">
            <text:p>229.12</text:p>
          </table:table-cell>
          <table:table-cell table:style-name="ce5" table:formula="of:=([.B51]-100)/100" office:value-type="percentage" office:value="1.2912" calcext:value-type="percentage">
            <text:p>129.12%</text:p>
          </table:table-cell>
          <table:table-cell table:style-name="ce8" table:formula="of:=(([.F51]*[.G51])-800)/800" office:value-type="percentage" office:value="-0.0879044702773197" calcext:value-type="percentage">
            <text:p>-8.79%</text:p>
          </table:table-cell>
          <table:table-cell table:style-name="ce10" office:value-type="float" office:value="29862.917969" calcext:value-type="float">
            <text:p>29862.917969</text:p>
          </table:table-cell>
          <table:table-cell table:style-name="ce10" office:value-type="float" office:value="27237.833984" calcext:value-type="float">
            <text:p>27237.833984</text:p>
          </table:table-cell>
          <table:table-cell table:style-name="ce10" table:formula="of:=800/[.E51]" office:value-type="float" office:value="0.0267890767014282" calcext:value-type="float">
            <text:p>0.0267890767014282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office:value-type="float" office:value="1072" calcext:value-type="float">
            <text:p>1072</text:p>
          </table:table-cell>
          <table:table-cell table:style-name="ce5" table:formula="of:=([.J51]-800)/800" office:value-type="percentage" office:value="0.34" calcext:value-type="percentage">
            <text:p>34.00%</text:p>
          </table:table-cell>
          <table:table-cell table:style-name="ce8" table:formula="of:=(([.N51]*[.O51])-800)/800" office:value-type="percentage" office:value="-0.0879044702773197" calcext:value-type="percentage">
            <text:p>-8.79%</text:p>
          </table:table-cell>
          <table:table-cell table:style-name="ce10" office:value-type="float" office:value="29862.917969" calcext:value-type="float">
            <text:p>29862.917969</text:p>
          </table:table-cell>
          <table:table-cell table:style-name="ce10" office:value-type="float" office:value="27237.833984" calcext:value-type="float">
            <text:p>27237.833984</text:p>
          </table:table-cell>
          <table:table-cell table:style-name="ce10" table:formula="of:=800/[.M51]" office:value-type="float" office:value="0.0267890767014282" calcext:value-type="float">
            <text:p>0.0267890767014282</text:p>
          </table:table-cell>
        </table:table-row>
      </table:table>
      <table:table table:name="30 Day Bot v1" table:style-name="ta1">
        <table:table-column table:style-name="co1" table:default-cell-style-name="ce21"/>
        <table:table-column table:style-name="co2" table:default-cell-style-name="Default"/>
        <table:table-column table:style-name="co3" table:default-cell-style-name="Default"/>
        <table:table-column table:style-name="co4" table:default-cell-style-name="ce28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1"/>
        <table:table-column table:style-name="co1" table:default-cell-style-name="ce33"/>
        <table:table-column table:style-name="co1" table:default-cell-style-name="ce28"/>
        <table:table-column table:style-name="co1" table:default-cell-style-name="ce5"/>
        <table:table-column table:style-name="co1" table:number-columns-repeated="7" table:default-cell-style-name="Default"/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9" office:value-type="string" calcext:value-type="string" table:number-columns-spanned="4" table:number-rows-spanned="1">
            <text:p>Testing Data</text:p>
          </table:table-cell>
          <table:covered-table-cell table:number-columns-repeated="2"/>
          <table:covered-table-cell table:style-name="Default"/>
          <table:table-cell table:number-columns-repeated="4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20"/>
          <table:table-cell table:style-name="ce24" office:value-type="string" calcext:value-type="string">
            <text:p>Starting cash:</text:p>
          </table:table-cell>
          <table:table-cell table:style-name="ce24" office:value-type="float" office:value="700" calcext:value-type="float">
            <text:p>700</text:p>
          </table:table-cell>
          <table:table-cell table:style-name="ce26"/>
          <table:table-cell table:number-columns-repeated="4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ce27"/>
          <table:table-cell table:number-columns-repeated="4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nding Value</text:p>
          </table:table-cell>
          <table:table-cell table:style-name="ce27" office:value-type="string" calcext:value-type="string">
            <text:p>Monthly Return</text:p>
          </table:table-cell>
          <table:table-cell table:number-columns-repeated="4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22" office:value-type="float" office:value="2023" calcext:value-type="float" table:number-columns-spanned="1" table:number-rows-spanned="5">
            <text:p>2023</text:p>
          </table:table-cell>
          <table:table-cell office:value-type="string" calcext:value-type="string">
            <text:p>May</text:p>
          </table:table-cell>
          <table:table-cell office:value-type="float" office:value="707.94" calcext:value-type="float">
            <text:p>707.94</text:p>
          </table:table-cell>
          <table:table-cell table:formula="of:=([.C7]-[.C$4])/[.C$4]" office:value-type="percentage" office:value="0.0113428571428572" calcext:value-type="percentage">
            <text:p>1.13%</text:p>
          </table:table-cell>
          <table:table-cell/>
          <table:table-cell table:style-name="ce30" office:value-type="string" calcext:value-type="string" table:number-columns-spanned="2" table:number-rows-spanned="1">
            <text:p>If each month is a unique wager…</text:p>
          </table:table-cell>
          <table:covered-table-cell table:style-name="ce26"/>
          <table:table-cell/>
          <table:table-cell table:style-name="ce30" office:value-type="string" calcext:value-type="string" table:number-columns-spanned="3" table:number-rows-spanned="1">
            <text:p>Full 24 Months</text:p>
          </table:table-cell>
          <table:covered-table-cell table:style-name="ce24"/>
          <table:covered-table-cell table:style-name="ce26"/>
          <table:table-cell table:style-name="Default"/>
          <table:table-cell table:style-name="ce30" office:value-type="string" calcext:value-type="string" table:number-columns-spanned="3" table:number-rows-spanned="1">
            <text:p>Last 12 Months</text:p>
          </table:table-cell>
          <table:covered-table-cell table:style-name="ce24"/>
          <table:covered-table-cell table:style-name="ce26"/>
          <table:table-cell/>
          <table:table-cell table:style-name="ce30" office:value-type="string" calcext:value-type="string" table:number-columns-spanned="3" table:number-rows-spanned="1">
            <text:p>Last 6 Months</text:p>
          </table:table-cell>
          <table:covered-table-cell table:style-name="ce24"/>
          <table:covered-table-cell table:style-name="ce26"/>
        </table:table-row>
        <table:table-row table:style-name="ro1">
          <table:covered-table-cell/>
          <table:table-cell office:value-type="string" calcext:value-type="string">
            <text:p>April</text:p>
          </table:table-cell>
          <table:table-cell office:value-type="float" office:value="724.76" calcext:value-type="float">
            <text:p>724.76</text:p>
          </table:table-cell>
          <table:table-cell table:formula="of:=([.C8]-[.C$4])/[.C$4]" office:value-type="percentage" office:value="0.0353714285714286" calcext:value-type="percentage">
            <text:p>3.54%</text:p>
          </table:table-cell>
          <table:table-cell/>
          <table:table-cell table:style-name="ce21"/>
          <table:table-cell table:style-name="ce27"/>
          <table:table-cell/>
          <table:table-cell table:style-name="ce32" office:value-type="string" calcext:value-type="string">
            <text:p>Month</text:p>
          </table:table-cell>
          <table:table-cell table:style-name="ce1" office:value-type="string" calcext:value-type="string">
            <text:p>Value</text:p>
          </table:table-cell>
          <table:table-cell table:style-name="ce35" office:value-type="string" calcext:value-type="string">
            <text:p>Return</text:p>
          </table:table-cell>
          <table:table-cell table:style-name="ce1"/>
          <table:table-cell table:style-name="ce32" office:value-type="string" calcext:value-type="string">
            <text:p>Month</text:p>
          </table:table-cell>
          <table:table-cell table:style-name="ce1" office:value-type="string" calcext:value-type="string">
            <text:p>Value</text:p>
          </table:table-cell>
          <table:table-cell table:style-name="ce35" office:value-type="string" calcext:value-type="string">
            <text:p>Return</text:p>
          </table:table-cell>
          <table:table-cell table:style-name="ce1"/>
          <table:table-cell table:style-name="ce32" office:value-type="string" calcext:value-type="string">
            <text:p>Month</text:p>
          </table:table-cell>
          <table:table-cell table:style-name="ce1" office:value-type="string" calcext:value-type="string">
            <text:p>Value</text:p>
          </table:table-cell>
          <table:table-cell table:style-name="ce35" office:value-type="string" calcext:value-type="string">
            <text:p>Return</text:p>
          </table:table-cell>
        </table:table-row>
        <table:table-row table:style-name="ro1">
          <table:covered-table-cell/>
          <table:table-cell office:value-type="string" calcext:value-type="string">
            <text:p>March</text:p>
          </table:table-cell>
          <table:table-cell office:value-type="float" office:value="796.66" calcext:value-type="float">
            <text:p>796.66</text:p>
          </table:table-cell>
          <table:table-cell table:formula="of:=([.C9]-[.C$4])/[.C$4]" office:value-type="percentage" office:value="0.138085714285714" calcext:value-type="percentage">
            <text:p>13.81%</text:p>
          </table:table-cell>
          <table:table-cell/>
          <table:table-cell table:style-name="ce21" office:value-type="string" calcext:value-type="string">
            <text:p>Full 24 month profit</text:p>
          </table:table-cell>
          <table:table-cell table:style-name="ce31" table:formula="of:=SUM([.C7:.C30]) - ([.C$4] * 24)" office:value-type="currency" office:currency="USD" office:value="158.779999999999" calcext:value-type="currency">
            <text:p>$158.78</text:p>
          </table:table-cell>
          <table:table-cell/>
          <table:table-cell office:value-type="float" office:value="0" calcext:value-type="float">
            <text:p>0</text:p>
          </table:table-cell>
          <table:table-cell office:value-type="currency" office:currency="USD" office:value="700" calcext:value-type="currency">
            <text:p>$700.00</text:p>
          </table:table-cell>
          <table:table-cell table:style-name="ce27"/>
          <table:table-cell table:style-name="Default"/>
          <table:table-cell table:style-name="ce21" office:value-type="float" office:value="0" calcext:value-type="float">
            <text:p>0</text:p>
          </table:table-cell>
          <table:table-cell table:style-name="ce33" office:value-type="currency" office:currency="USD" office:value="700" calcext:value-type="currency">
            <text:p>$700.00</text:p>
          </table:table-cell>
          <table:table-cell table:style-name="ce27"/>
          <table:table-cell/>
          <table:table-cell table:style-name="ce21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style-name="ce27"/>
        </table:table-row>
        <table:table-row table:style-name="ro1">
          <table:covered-table-cell/>
          <table:table-cell office:value-type="string" calcext:value-type="string">
            <text:p>February</text:p>
          </table:table-cell>
          <table:table-cell office:value-type="float" office:value="729.95" calcext:value-type="float">
            <text:p>729.95</text:p>
          </table:table-cell>
          <table:table-cell table:formula="of:=([.C10]-[.C$4])/[.C$4]" office:value-type="percentage" office:value="0.0427857142857144" calcext:value-type="percentage">
            <text:p>4.28%</text:p>
          </table:table-cell>
          <table:table-cell/>
          <table:table-cell table:style-name="ce21" office:value-type="string" calcext:value-type="string">
            <text:p>Return</text:p>
          </table:table-cell>
          <table:table-cell table:style-name="ce28" table:formula="of:=[.G9]/([.C4]*24)" office:value-type="percentage" office:value="0.00945119047619041" calcext:value-type="percentage">
            <text:p>0.95%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9]+([.J9]*[.D30])" office:value-type="currency" office:currency="USD" office:value="705.14" calcext:value-type="currency">
            <text:p>$705.14</text:p>
          </table:table-cell>
          <table:table-cell table:formula="of:=([.J10]-[.J$9])/[.J$9]" office:value-type="percentage" office:value="0.00734285714285712" calcext:value-type="percentage">
            <text:p>0.73%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33" table:formula="of:=[.N9]+([.N9]*[.D18])" office:value-type="currency" office:currency="USD" office:value="468.99" calcext:value-type="currency">
            <text:p>$468.99</text:p>
          </table:table-cell>
          <table:table-cell table:style-name="ce28" table:formula="of:=([.N10]-[.N$9])/[.N$9]" office:value-type="percentage" office:value="-0.330014285714286" calcext:value-type="percentage">
            <text:p>-33.00%</text:p>
          </table:table-cell>
          <table:table-cell table:style-name="ce5"/>
          <table:table-cell table:style-name="ce21" office:value-type="float" office:value="1" calcext:value-type="float">
            <text:p>1</text:p>
          </table:table-cell>
          <table:table-cell table:style-name="ce33" table:formula="of:=[.R9]+([.R9]*[.D12])" office:value-type="currency" office:currency="USD" office:value="699.22" calcext:value-type="currency">
            <text:p>$699.22</text:p>
          </table:table-cell>
          <table:table-cell table:style-name="ce28" table:formula="of:=([.R10]-[.R$9])/[.R$9]" office:value-type="percentage" office:value="-0.00111428571428568" calcext:value-type="percentage">
            <text:p>-0.11%</text:p>
          </table:table-cell>
        </table:table-row>
        <table:table-row table:style-name="ro1">
          <table:covered-table-cell/>
          <table:table-cell office:value-type="string" calcext:value-type="string">
            <text:p>January</text:p>
          </table:table-cell>
          <table:table-cell office:value-type="float" office:value="778.4" calcext:value-type="float">
            <text:p>778.4</text:p>
          </table:table-cell>
          <table:table-cell table:formula="of:=([.C11]-[.C$4])/[.C$4]" office:value-type="percentage" office:value="0.112" calcext:value-type="percentage">
            <text:p>11.20%</text:p>
          </table:table-cell>
          <table:table-cell/>
          <table:table-cell table:style-name="ce21"/>
          <table:table-cell table:style-name="ce27"/>
          <table:table-cell/>
          <table:table-cell office:value-type="float" office:value="2" calcext:value-type="float">
            <text:p>2</text:p>
          </table:table-cell>
          <table:table-cell table:formula="of:=[.J10]+([.J10]*[.D29])" office:value-type="currency" office:currency="USD" office:value="772.712558857143" calcext:value-type="currency">
            <text:p>$772.71</text:p>
          </table:table-cell>
          <table:table-cell table:formula="of:=([.J11]-[.J$9])/[.J$9]" office:value-type="percentage" office:value="0.103875084081633" calcext:value-type="percentage">
            <text:p>10.39%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33" table:formula="of:=[.N10]+([.N10]*[.D17])" office:value-type="currency" office:currency="USD" office:value="512.867364428571" calcext:value-type="currency">
            <text:p>$512.87</text:p>
          </table:table-cell>
          <table:table-cell table:style-name="ce28" table:formula="of:=([.N11]-[.N$9])/[.N$9]" office:value-type="percentage" office:value="-0.267332336530612" calcext:value-type="percentage">
            <text:p>-26.73%</text:p>
          </table:table-cell>
          <table:table-cell table:style-name="ce5"/>
          <table:table-cell table:style-name="ce21" office:value-type="float" office:value="2" calcext:value-type="float">
            <text:p>2</text:p>
          </table:table-cell>
          <table:table-cell table:style-name="ce33" table:formula="of:=[.R10]+([.R10]*[.D11])" office:value-type="currency" office:currency="USD" office:value="777.53264" calcext:value-type="currency">
            <text:p>$777.53</text:p>
          </table:table-cell>
          <table:table-cell table:style-name="ce28" table:formula="of:=([.R11]-[.R$9])/[.R$9]" office:value-type="percentage" office:value="0.110760914285714" calcext:value-type="percentage">
            <text:p>11.08%</text:p>
          </table:table-cell>
        </table:table-row>
        <table:table-row table:style-name="ro1">
          <table:table-cell table:style-name="ce22" office:value-type="float" office:value="2022" calcext:value-type="float" table:number-columns-spanned="1" table:number-rows-spanned="12">
            <text:p>2022</text:p>
          </table:table-cell>
          <table:table-cell office:value-type="string" calcext:value-type="string">
            <text:p>December</text:p>
          </table:table-cell>
          <table:table-cell office:value-type="float" office:value="699.22" calcext:value-type="float">
            <text:p>699.22</text:p>
          </table:table-cell>
          <table:table-cell table:formula="of:=([.C12]-[.C$4])/[.C$4]" office:value-type="percentage" office:value="-0.00111428571428568" calcext:value-type="percentage">
            <text:p>-0.11%</text:p>
          </table:table-cell>
          <table:table-cell/>
          <table:table-cell table:style-name="ce21" office:value-type="string" calcext:value-type="string">
            <text:p>Last 12 Profit</text:p>
          </table:table-cell>
          <table:table-cell table:style-name="ce31" table:formula="of:=SUM([.C7:.C18]) - ([.C$4] * 12)" office:value-type="currency" office:currency="USD" office:value="111.85" calcext:value-type="currency">
            <text:p>$111.8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11]+([.J11]*[.D28])" office:value-type="currency" office:currency="USD" office:value="850.844837308441" calcext:value-type="currency">
            <text:p>$850.84</text:p>
          </table:table-cell>
          <table:table-cell table:formula="of:=([.J12]-[.J$9])/[.J$9]" office:value-type="percentage" office:value="0.215492624726344" calcext:value-type="percentage">
            <text:p>21.55%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33" table:formula="of:=[.N11]+([.N11]*[.D16])" office:value-type="currency" office:currency="USD" office:value="465.573666751623" calcext:value-type="currency">
            <text:p>$465.57</text:p>
          </table:table-cell>
          <table:table-cell table:style-name="ce28" table:formula="of:=([.N12]-[.N$9])/[.N$9]" office:value-type="percentage" office:value="-0.334894761783396" calcext:value-type="percentage">
            <text:p>-33.49%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style-name="ce33" table:formula="of:=[.R11]+([.R11]*[.D10])" office:value-type="currency" office:currency="USD" office:value="810.799929382857" calcext:value-type="currency">
            <text:p>$810.80</text:p>
          </table:table-cell>
          <table:table-cell table:style-name="ce28" table:formula="of:=([.R12]-[.R$9])/[.R$9]" office:value-type="percentage" office:value="0.158285613404082" calcext:value-type="percentage">
            <text:p>15.83%</text:p>
          </table:table-cell>
        </table:table-row>
        <table:table-row table:style-name="ro1">
          <table:covered-table-cell/>
          <table:table-cell office:value-type="string" calcext:value-type="string">
            <text:p>November</text:p>
          </table:table-cell>
          <table:table-cell office:value-type="float" office:value="667.17" calcext:value-type="float">
            <text:p>667.17</text:p>
          </table:table-cell>
          <table:table-cell table:formula="of:=([.C13]-[.C$4])/[.C$4]" office:value-type="percentage" office:value="-0.0469000000000001" calcext:value-type="percentage">
            <text:p>-4.69%</text:p>
          </table:table-cell>
          <table:table-cell/>
          <table:table-cell table:style-name="ce21" office:value-type="string" calcext:value-type="string">
            <text:p>Return</text:p>
          </table:table-cell>
          <table:table-cell table:style-name="ce28" table:formula="of:=[.G12]/([.C4]*12)" office:value-type="percentage" office:value="0.0133154761904762" calcext:value-type="percentage">
            <text:p>1.33%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2]+([.J12]*[.D27])" office:value-type="currency" office:currency="USD" office:value="898.68662701767" calcext:value-type="currency">
            <text:p>$898.69</text:p>
          </table:table-cell>
          <table:table-cell table:formula="of:=([.J13]-[.J$9])/[.J$9]" office:value-type="percentage" office:value="0.283838038596671" calcext:value-type="percentage">
            <text:p>28.38%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33" table:formula="of:=[.N12]+([.N12]*[.D15])" office:value-type="currency" office:currency="USD" office:value="530.873699039729" calcext:value-type="currency">
            <text:p>$530.87</text:p>
          </table:table-cell>
          <table:table-cell table:style-name="ce28" table:formula="of:=([.N13]-[.N$9])/[.N$9]" office:value-type="percentage" office:value="-0.241609001371816" calcext:value-type="percentage">
            <text:p>-24.16%</text:p>
          </table:table-cell>
          <table:table-cell table:style-name="ce5"/>
          <table:table-cell table:style-name="ce21" office:value-type="float" office:value="4" calcext:value-type="float">
            <text:p>4</text:p>
          </table:table-cell>
          <table:table-cell table:style-name="ce33" table:formula="of:=[.R12]+([.R12]*[.D9])" office:value-type="currency" office:currency="USD" office:value="922.759816774496" calcext:value-type="currency">
            <text:p>$922.76</text:p>
          </table:table-cell>
          <table:table-cell table:style-name="ce28" table:formula="of:=([.R13]-[.R$9])/[.R$9]" office:value-type="percentage" office:value="0.318228309677851" calcext:value-type="percentage">
            <text:p>31.82%</text:p>
          </table:table-cell>
        </table:table-row>
        <table:table-row table:style-name="ro1">
          <table:covered-table-cell/>
          <table:table-cell office:value-type="string" calcext:value-type="string">
            <text:p>October</text:p>
          </table:table-cell>
          <table:table-cell office:value-type="float" office:value="739.64" calcext:value-type="float">
            <text:p>739.64</text:p>
          </table:table-cell>
          <table:table-cell table:formula="of:=([.C14]-[.C$4])/[.C$4]" office:value-type="percentage" office:value="0.0566285714285714" calcext:value-type="percentage">
            <text:p>5.66%</text:p>
          </table:table-cell>
          <table:table-cell/>
          <table:table-cell table:style-name="ce21"/>
          <table:table-cell table:style-name="ce27"/>
          <table:table-cell/>
          <table:table-cell office:value-type="float" office:value="5" calcext:value-type="float">
            <text:p>5</text:p>
          </table:table-cell>
          <table:table-cell table:formula="of:=[.J13]+([.J13]*[.D26])" office:value-type="currency" office:currency="USD" office:value="957.756015173502" calcext:value-type="currency">
            <text:p>$957.76</text:p>
          </table:table-cell>
          <table:table-cell table:formula="of:=([.J14]-[.J$9])/[.J$9]" office:value-type="percentage" office:value="0.368222878819289" calcext:value-type="percentage">
            <text:p>36.82%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33" table:formula="of:=[.N13]+([.N13]*[.D14])" office:value-type="currency" office:currency="USD" office:value="560.93631822535" calcext:value-type="currency">
            <text:p>$560.94</text:p>
          </table:table-cell>
          <table:table-cell table:style-name="ce28" table:formula="of:=([.N14]-[.N$9])/[.N$9]" office:value-type="percentage" office:value="-0.198662402535215" calcext:value-type="percentage">
            <text:p>-19.87%</text:p>
          </table:table-cell>
          <table:table-cell table:style-name="ce5"/>
          <table:table-cell table:style-name="ce21" office:value-type="float" office:value="5" calcext:value-type="float">
            <text:p>5</text:p>
          </table:table-cell>
          <table:table-cell table:style-name="ce33" table:formula="of:=[.R13]+([.R13]*[.D8])" office:value-type="currency" office:currency="USD" office:value="955.399149722119" calcext:value-type="currency">
            <text:p>$955.40</text:p>
          </table:table-cell>
          <table:table-cell table:style-name="ce28" table:formula="of:=([.R14]-[.R$9])/[.R$9]" office:value-type="percentage" office:value="0.364855928174456" calcext:value-type="percentage">
            <text:p>36.49%</text:p>
          </table:table-cell>
        </table:table-row>
        <table:table-row table:style-name="ro1">
          <table:covered-table-cell/>
          <table:table-cell office:value-type="string" calcext:value-type="string">
            <text:p>September</text:p>
          </table:table-cell>
          <table:table-cell office:value-type="float" office:value="798.18" calcext:value-type="float">
            <text:p>798.18</text:p>
          </table:table-cell>
          <table:table-cell table:formula="of:=([.C15]-[.C$4])/[.C$4]" office:value-type="percentage" office:value="0.140257142857143" calcext:value-type="percentage">
            <text:p>14.03%</text:p>
          </table:table-cell>
          <table:table-cell/>
          <table:table-cell table:style-name="ce21" office:value-type="string" calcext:value-type="string">
            <text:p>Last 6 Profit</text:p>
          </table:table-cell>
          <table:table-cell table:style-name="ce31" table:formula="of:=SUM([.C7:.C12]) - ([.C$4] * 6)" office:value-type="currency" office:currency="USD" office:value="236.93" calcext:value-type="currency">
            <text:p>$236.9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14]+([.J14]*[.D25])" office:value-type="currency" office:currency="USD" office:value="801.094495548694" calcext:value-type="currency">
            <text:p>$801.09</text:p>
          </table:table-cell>
          <table:table-cell table:formula="of:=([.J15]-[.J$9])/[.J$9]" office:value-type="percentage" office:value="0.144420707926706" calcext:value-type="percentage">
            <text:p>14.44%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33" table:formula="of:=[.N14]+([.N14]*[.D13])" office:value-type="currency" office:currency="USD" office:value="534.628404900581" calcext:value-type="currency">
            <text:p>$534.63</text:p>
          </table:table-cell>
          <table:table-cell table:style-name="ce28" table:formula="of:=([.N15]-[.N$9])/[.N$9]" office:value-type="percentage" office:value="-0.236245135856313" calcext:value-type="percentage">
            <text:p>-23.62%</text:p>
          </table:table-cell>
          <table:table-cell table:style-name="ce5"/>
          <table:table-cell table:style-name="ce23" office:value-type="float" office:value="6" calcext:value-type="float">
            <text:p>6</text:p>
          </table:table-cell>
          <table:table-cell table:style-name="ce34" table:formula="of:=[.R14]+([.R14]*[.D7])" office:value-type="currency" office:currency="USD" office:value="966.236105791825" calcext:value-type="currency">
            <text:p>$966.24</text:p>
          </table:table-cell>
          <table:table-cell table:style-name="ce29" table:formula="of:=([.R15]-[.R$9])/[.R$9]" office:value-type="percentage" office:value="0.380337293988321" calcext:value-type="percentage">
            <text:p>38.03%</text:p>
          </table:table-cell>
        </table:table-row>
        <table:table-row table:style-name="ro1">
          <table:covered-table-cell/>
          <table:table-cell office:value-type="string" calcext:value-type="string">
            <text:p>August</text:p>
          </table:table-cell>
          <table:table-cell office:value-type="float" office:value="635.45" calcext:value-type="float">
            <text:p>635.45</text:p>
          </table:table-cell>
          <table:table-cell table:formula="of:=([.C16]-[.C$4])/[.C$4]" office:value-type="percentage" office:value="-0.0922142857142856" calcext:value-type="percentage">
            <text:p>-9.22%</text:p>
          </table:table-cell>
          <table:table-cell/>
          <table:table-cell table:style-name="ce23" office:value-type="string" calcext:value-type="string">
            <text:p>Return</text:p>
          </table:table-cell>
          <table:table-cell table:style-name="ce29" table:formula="of:=[.G15]/([.C4]*6)" office:value-type="percentage" office:value="0.0564119047619048" calcext:value-type="percentage">
            <text:p>5.64%</text:p>
          </table:table-cell>
          <table:table-cell/>
          <table:table-cell office:value-type="float" office:value="7" calcext:value-type="float">
            <text:p>7</text:p>
          </table:table-cell>
          <table:table-cell table:formula="of:=[.J15]+([.J15]*[.D24])" office:value-type="currency" office:currency="USD" office:value="800.053072704481" calcext:value-type="currency">
            <text:p>$800.05</text:p>
          </table:table-cell>
          <table:table-cell table:formula="of:=([.J16]-[.J$9])/[.J$9]" office:value-type="percentage" office:value="0.142932961006401" calcext:value-type="percentage">
            <text:p>14.29%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33" table:formula="of:=[.N15]+([.N15]*[.D12])" office:value-type="currency" office:currency="USD" office:value="534.032676106549" calcext:value-type="currency">
            <text:p>$534.03</text:p>
          </table:table-cell>
          <table:table-cell table:style-name="ce28" table:formula="of:=([.N16]-[.N$9])/[.N$9]" office:value-type="percentage" office:value="-0.237096176990645" calcext:value-type="percentage">
            <text:p>-23.71%</text:p>
          </table:table-cell>
          <table:table-cell table:style-name="ce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July</text:p>
          </table:table-cell>
          <table:table-cell office:value-type="float" office:value="765.49" calcext:value-type="float">
            <text:p>765.49</text:p>
          </table:table-cell>
          <table:table-cell table:formula="of:=([.C17]-[.C$4])/[.C$4]" office:value-type="percentage" office:value="0.0935571428571429" calcext:value-type="percentage">
            <text:p>9.36%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J16]+([.J16]*[.D23])" office:value-type="currency" office:currency="USD" office:value="749.078262643595" calcext:value-type="currency">
            <text:p>$749.08</text:p>
          </table:table-cell>
          <table:table-cell table:formula="of:=([.J17]-[.J$9])/[.J$9]" office:value-type="percentage" office:value="0.0701118037765645" calcext:value-type="percentage">
            <text:p>7.01%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33" table:formula="of:=[.N16]+([.N16]*[.D11])" office:value-type="currency" office:currency="USD" office:value="593.844335830482" calcext:value-type="currency">
            <text:p>$593.84</text:p>
          </table:table-cell>
          <table:table-cell table:style-name="ce28" table:formula="of:=([.N17]-[.N$9])/[.N$9]" office:value-type="percentage" office:value="-0.151650948813597" calcext:value-type="percentage">
            <text:p>-15.17%</text:p>
          </table:table-cell>
          <table:table-cell table:style-name="ce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June</text:p>
          </table:table-cell>
          <table:table-cell office:value-type="float" office:value="468.99" calcext:value-type="float">
            <text:p>468.99</text:p>
          </table:table-cell>
          <table:table-cell table:formula="of:=([.C18]-[.C$4])/[.C$4]" office:value-type="percentage" office:value="-0.330014285714286" calcext:value-type="percentage">
            <text:p>-33.00%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J17]+([.J17]*[.D22])" office:value-type="currency" office:currency="USD" office:value="748.232874318612" calcext:value-type="currency">
            <text:p>$748.23</text:p>
          </table:table-cell>
          <table:table-cell table:formula="of:=([.J18]-[.J$9])/[.J$9]" office:value-type="percentage" office:value="0.0689041061694453" calcext:value-type="percentage">
            <text:p>6.89%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33" table:formula="of:=[.N17]+([.N17]*[.D10])" office:value-type="currency" office:currency="USD" office:value="619.252389913515" calcext:value-type="currency">
            <text:p>$619.25</text:p>
          </table:table-cell>
          <table:table-cell table:style-name="ce28" table:formula="of:=([.N18]-[.N$9])/[.N$9]" office:value-type="percentage" office:value="-0.115353728694979" calcext:value-type="percentage">
            <text:p>-11.54%</text:p>
          </table:table-cell>
          <table:table-cell table:style-name="ce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ay</text:p>
          </table:table-cell>
          <table:table-cell office:value-type="float" office:value="633.12" calcext:value-type="float">
            <text:p>633.12</text:p>
          </table:table-cell>
          <table:table-cell table:formula="of:=([.C19]-[.C$4])/[.C$4]" office:value-type="percentage" office:value="-0.0955428571428571" calcext:value-type="percentage">
            <text:p>-9.55%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J18]+([.J18]*[.D21])" office:value-type="currency" office:currency="USD" office:value="798.011738542923" calcext:value-type="currency">
            <text:p>$798.01</text:p>
          </table:table-cell>
          <table:table-cell table:formula="of:=([.J19]-[.J$9])/[.J$9]" office:value-type="percentage" office:value="0.140016769347033" calcext:value-type="percentage">
            <text:p>14.00%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33" table:formula="of:=[.N18]+([.N18]*[.D9])" office:value-type="currency" office:currency="USD" office:value="704.762298497858" calcext:value-type="currency">
            <text:p>$704.76</text:p>
          </table:table-cell>
          <table:table-cell table:style-name="ce28" table:formula="of:=([.N19]-[.N$9])/[.N$9]" office:value-type="percentage" office:value="0.00680328356836899" calcext:value-type="percentage">
            <text:p>0.68%</text:p>
          </table:table-cell>
          <table:table-cell table:style-name="ce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pril</text:p>
          </table:table-cell>
          <table:table-cell office:value-type="float" office:value="699.67" calcext:value-type="float">
            <text:p>699.67</text:p>
          </table:table-cell>
          <table:table-cell table:formula="of:=([.C20]-[.C$4])/[.C$4]" office:value-type="percentage" office:value="-0.00047142857142863" calcext:value-type="percentage">
            <text:p>-0.05%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J19]+([.J19]*[.D20])" office:value-type="currency" office:currency="USD" office:value="797.635533009038" calcext:value-type="currency">
            <text:p>$797.64</text:p>
          </table:table-cell>
          <table:table-cell table:formula="of:=([.J20]-[.J$9])/[.J$9]" office:value-type="percentage" office:value="0.139479332870055" calcext:value-type="percentage">
            <text:p>13.95%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33" table:formula="of:=[.N19]+([.N19]*[.D8])" office:value-type="currency" office:currency="USD" office:value="729.690747799011" calcext:value-type="currency">
            <text:p>$729.69</text:p>
          </table:table-cell>
          <table:table-cell table:style-name="ce28" table:formula="of:=([.N20]-[.N$9])/[.N$9]" office:value-type="percentage" office:value="0.0424153539985873" calcext:value-type="percentage">
            <text:p>4.24%</text:p>
          </table:table-cell>
          <table:table-cell table:style-name="ce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arch</text:p>
          </table:table-cell>
          <table:table-cell office:value-type="float" office:value="746.57" calcext:value-type="float">
            <text:p>746.57</text:p>
          </table:table-cell>
          <table:table-cell table:formula="of:=([.C21]-[.C$4])/[.C$4]" office:value-type="percentage" office:value="0.0665285714285715" calcext:value-type="percentage">
            <text:p>6.65%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J20]+([.J20]*[.D19])" office:value-type="currency" office:currency="USD" office:value="721.427155226689" calcext:value-type="currency">
            <text:p>$721.43</text:p>
          </table:table-cell>
          <table:table-cell table:formula="of:=([.J21]-[.J$9])/[.J$9]" office:value-type="percentage" office:value="0.0306102217524131" calcext:value-type="percentage">
            <text:p>3.06%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34" table:formula="of:=[.N20]+([.N20]*[.D7])" office:value-type="currency" office:currency="USD" office:value="737.96752570976" calcext:value-type="currency">
            <text:p>$737.97</text:p>
          </table:table-cell>
          <table:table-cell table:style-name="ce29" table:formula="of:=([.N21]-[.N$9])/[.N$9]" office:value-type="percentage" office:value="0.0542393224425142" calcext:value-type="percentage">
            <text:p>5.42%</text:p>
          </table:table-cell>
          <table:table-cell table:style-name="ce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ebruary</text:p>
          </table:table-cell>
          <table:table-cell office:value-type="float" office:value="699.21" calcext:value-type="float">
            <text:p>699.21</text:p>
          </table:table-cell>
          <table:table-cell table:formula="of:=([.C22]-[.C$4])/[.C$4]" office:value-type="percentage" office:value="-0.00112857142857138" calcext:value-type="percentage">
            <text:p>-0.11%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J21]+([.J21]*[.D18])" office:value-type="currency" office:currency="USD" office:value="483.345887899664" calcext:value-type="currency">
            <text:p>$483.35</text:p>
          </table:table-cell>
          <table:table-cell table:formula="of:=([.J22]-[.J$9])/[.J$9]" office:value-type="percentage" office:value="-0.309505874429051" calcext:value-type="percentage">
            <text:p>-30.95%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January</text:p>
          </table:table-cell>
          <table:table-cell office:value-type="float" office:value="655.4" calcext:value-type="float">
            <text:p>655.4</text:p>
          </table:table-cell>
          <table:table-cell table:formula="of:=([.C23]-[.C$4])/[.C$4]" office:value-type="percentage" office:value="-0.0637142857142857" calcext:value-type="percentage">
            <text:p>-6.37%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[.J22]+([.J22]*[.D17])" office:value-type="currency" office:currency="USD" office:value="528.566348183306" calcext:value-type="currency">
            <text:p>$528.57</text:p>
          </table:table-cell>
          <table:table-cell table:formula="of:=([.J23]-[.J$9])/[.J$9]" office:value-type="percentage" office:value="-0.244905216880992" calcext:value-type="percentage">
            <text:p>-24.49%</text:p>
          </table:table-cell>
          <table:table-cell table:number-columns-repeated="8"/>
        </table:table-row>
        <table:table-row table:style-name="ro1">
          <table:table-cell table:style-name="ce22" office:value-type="float" office:value="2021" calcext:value-type="float" table:number-columns-spanned="1" table:number-rows-spanned="7">
            <text:p>2021</text:p>
          </table:table-cell>
          <table:table-cell office:value-type="string" calcext:value-type="string">
            <text:p>December</text:p>
          </table:table-cell>
          <table:table-cell office:value-type="float" office:value="699.09" calcext:value-type="float">
            <text:p>699.09</text:p>
          </table:table-cell>
          <table:table-cell table:formula="of:=([.C24]-[.C$4])/[.C$4]" office:value-type="percentage" office:value="-0.00129999999999995" calcext:value-type="percentage">
            <text:p>-0.13%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[.J23]+([.J23]*[.D16])" office:value-type="currency" office:currency="USD" office:value="479.824979932974" calcext:value-type="currency">
            <text:p>$479.82</text:p>
          </table:table-cell>
          <table:table-cell table:formula="of:=([.J24]-[.J$9])/[.J$9]" office:value-type="percentage" office:value="-0.314535742952895" calcext:value-type="percentage">
            <text:p>-31.45%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November</text:p>
          </table:table-cell>
          <table:table-cell office:value-type="float" office:value="585.5" calcext:value-type="float">
            <text:p>585.5</text:p>
          </table:table-cell>
          <table:table-cell table:formula="of:=([.C25]-[.C$4])/[.C$4]" office:value-type="percentage" office:value="-0.163571428571429" calcext:value-type="percentage">
            <text:p>-16.36%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J24]+([.J24]*[.D15])" office:value-type="currency" office:currency="USD" office:value="547.123860689858" calcext:value-type="currency">
            <text:p>$547.12</text:p>
          </table:table-cell>
          <table:table-cell table:formula="of:=([.J25]-[.J$9])/[.J$9]" office:value-type="percentage" office:value="-0.218394484728774" calcext:value-type="percentage">
            <text:p>-21.84%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October</text:p>
          </table:table-cell>
          <table:table-cell office:value-type="float" office:value="746.01" calcext:value-type="float">
            <text:p>746.01</text:p>
          </table:table-cell>
          <table:table-cell table:formula="of:=([.C26]-[.C$4])/[.C$4]" office:value-type="percentage" office:value="0.0657285714285714" calcext:value-type="percentage">
            <text:p>6.57%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J25]+([.J25]*[.D14])" office:value-type="currency" office:currency="USD" office:value="578.10670331521" calcext:value-type="currency">
            <text:p>$578.11</text:p>
          </table:table-cell>
          <table:table-cell table:formula="of:=([.J26]-[.J$9])/[.J$9]" office:value-type="percentage" office:value="-0.174133280978272" calcext:value-type="percentage">
            <text:p>-17.41%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eptember</text:p>
          </table:table-cell>
          <table:table-cell office:value-type="float" office:value="739.36" calcext:value-type="float">
            <text:p>739.36</text:p>
          </table:table-cell>
          <table:table-cell table:formula="of:=([.C27]-[.C$4])/[.C$4]" office:value-type="percentage" office:value="0.0562285714285714" calcext:value-type="percentage">
            <text:p>5.62%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[.J26]+([.J26]*[.D13])" office:value-type="currency" office:currency="USD" office:value="550.993498929727" calcext:value-type="currency">
            <text:p>$550.99</text:p>
          </table:table-cell>
          <table:table-cell table:formula="of:=([.J27]-[.J$9])/[.J$9]" office:value-type="percentage" office:value="-0.212866430100391" calcext:value-type="percentage">
            <text:p>-21.29%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August</text:p>
          </table:table-cell>
          <table:table-cell office:value-type="float" office:value="770.78" calcext:value-type="float">
            <text:p>770.78</text:p>
          </table:table-cell>
          <table:table-cell table:formula="of:=([.C28]-[.C$4])/[.C$4]" office:value-type="percentage" office:value="0.101114285714286" calcext:value-type="percentage">
            <text:p>10.11%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J27]+([.J27]*[.D12])" office:value-type="currency" office:currency="USD" office:value="550.379534745205" calcext:value-type="currency">
            <text:p>$550.38</text:p>
          </table:table-cell>
          <table:table-cell table:formula="of:=([.J28]-[.J$9])/[.J$9]" office:value-type="percentage" office:value="-0.213743521792565" calcext:value-type="percentage">
            <text:p>-21.37%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July</text:p>
          </table:table-cell>
          <table:table-cell office:value-type="float" office:value="767.08" calcext:value-type="float">
            <text:p>767.08</text:p>
          </table:table-cell>
          <table:table-cell table:formula="of:=([.C29]-[.C$4])/[.C$4]" office:value-type="percentage" office:value="0.0958285714285715" calcext:value-type="percentage">
            <text:p>9.58%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[.J28]+([.J28]*[.D11])" office:value-type="currency" office:currency="USD" office:value="612.022042636668" calcext:value-type="currency">
            <text:p>$612.02</text:p>
          </table:table-cell>
          <table:table-cell table:formula="of:=([.J29]-[.J$9])/[.J$9]" office:value-type="percentage" office:value="-0.125682796233332" calcext:value-type="percentage">
            <text:p>-12.57%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June</text:p>
          </table:table-cell>
          <table:table-cell office:value-type="float" office:value="705.14" calcext:value-type="float">
            <text:p>705.14</text:p>
          </table:table-cell>
          <table:table-cell table:formula="of:=([.C30]-[.C$4])/[.C$4]" office:value-type="percentage" office:value="0.00734285714285712" calcext:value-type="percentage">
            <text:p>0.73%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formula="of:=[.J29]+([.J29]*[.D10])" office:value-type="currency" office:currency="USD" office:value="638.20784288948" calcext:value-type="currency">
            <text:p>$638.21</text:p>
          </table:table-cell>
          <table:table-cell table:formula="of:=([.J30]-[.J$9])/[.J$9]" office:value-type="percentage" office:value="-0.0882745101578865" calcext:value-type="percentage">
            <text:p>-8.83%</text:p>
          </table:table-cell>
          <table:table-cell table:number-columns-repeated="8"/>
        </table:table-row>
        <table:table-row table:style-name="ro1">
          <table:table-cell table:style-name="ce23"/>
          <table:table-cell table:style-name="ce25"/>
          <table:table-cell table:style-name="ce25" office:value-type="string" calcext:value-type="string">
            <text:p>Avg return:</text:p>
          </table:table-cell>
          <table:table-cell table:style-name="ce29" table:formula="of:=AVERAGE([.D7:.D30])" office:value-type="percentage" office:value="0.00945119047619048" calcext:value-type="percentage">
            <text:p>0.95%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formula="of:=[.J30]+([.J30]*[.D9])" office:value-type="currency" office:currency="USD" office:value="726.335228737618" calcext:value-type="currency">
            <text:p>$726.34</text:p>
          </table:table-cell>
          <table:table-cell table:formula="of:=([.J31]-[.J$9])/[.J$9]" office:value-type="percentage" office:value="0.0376217553394544" calcext:value-type="percentage">
            <text:p>3.76%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" calcext:value-type="float">
            <text:p>23</text:p>
          </table:table-cell>
          <table:table-cell table:formula="of:=[.J31]+([.J31]*[.D8])" office:value-type="currency" office:currency="USD" office:value="752.026743399823" calcext:value-type="currency">
            <text:p>$752.03</text:p>
          </table:table-cell>
          <table:table-cell table:formula="of:=([.J32]-[.J$9])/[.J$9]" office:value-type="percentage" office:value="0.0743239191426042" calcext:value-type="percentage">
            <text:p>7.43%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23" office:value-type="float" office:value="24" calcext:value-type="float">
            <text:p>24</text:p>
          </table:table-cell>
          <table:table-cell table:style-name="ce34" table:formula="of:=[.J32]+([.J32]*[.D7])" office:value-type="currency" office:currency="USD" office:value="760.556875317815" calcext:value-type="currency">
            <text:p>$760.56</text:p>
          </table:table-cell>
          <table:table-cell table:style-name="ce29" table:formula="of:=([.J33]-[.J$9])/[.J$9]" office:value-type="percentage" office:value="0.0865098218825933" calcext:value-type="percentage">
            <text:p>8.65%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20:08:47.787669986</meta:creation-date>
    <meta:editing-duration>PT22S</meta:editing-duration>
    <meta:editing-cycles>2</meta:editing-cycles>
    <meta:generator>LibreOffice/7.3.7.2$Linux_X86_64 LibreOffice_project/30$Build-2</meta:generator>
    <dc:date>2023-05-30T13:49:58.388909781</dc:date>
    <meta:document-statistic meta:table-count="3" meta:cell-count="582" meta:object-count="0"/>
  </office:meta>
</office:document-meta>
</file>